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18cm"/>
    </style:style>
    <style:style style:name="co4" style:family="table-column">
      <style:table-column-properties fo:break-before="auto" style:column-width="0.792cm"/>
    </style:style>
    <style:style style:name="ro1" style:family="table-row">
      <style:table-row-properties style:row-height="0.667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1.069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fo:border-left="0.06pt solid #808080" fo:border-right="none" fo:border-top="0.06pt solid #80808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808080" fo:border-left="0.06pt solid #80808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808080" fo:border-left="0.06pt solid #80808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808080" fo:border-left="0.06pt solid #808080" fo:border-right="0.74pt solid #808080" fo:border-top="0.06pt solid #80808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808080" fo:background-color="transparent" fo:border-left="0.06pt solid #808080" fo:border-right="0.74pt solid #80808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808080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cc6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808080" fo:background-color="#33cc66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33cc66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808080" fo:background-color="transparent" fo:border-left="0.06pt solid #808080" fo:border-right="0.74pt solid #808080" fo:border-top="0.06pt solid #80808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808080" fo:background-color="#33cc66" style:text-align-source="fix" style:repeat-content="false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06pt solid #80808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808080" fo:background-color="#33cc66" style:text-align-source="fix" style:repeat-content="false" fo:border-left="0.06pt solid #808080" fo:border-right="0.74pt solid #808080" fo:border-top="0.06pt solid #80808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tream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11"/>
          <table:table-cell table:style-name="ce22" office:value-type="string">
            <text:p>Total Credits</text:p>
          </table:table-cell>
        </table:table-row>
        <table:table-row table:style-name="ro1">
          <table:table-cell table:style-name="ce2" office:value-type="string" table:number-columns-spanned="6" table:number-rows-spanned="1">
            <text:p><text:span text:style-name="T1">Compulsory Modules to a total of 80 credits</text:span> </text:p>
          </table:table-cell>
          <table:covered-table-cell table:number-columns-repeated="5"/>
          <table:table-cell table:number-columns-repeated="6"/>
          <table:table-cell table:style-name="ce22" table:formula="of:=SUM([.H3:.H27] ;[.J3:.J27]; [.K4])" office:value-type="float" office:value="180">
            <text:p>180</text:p>
          </table:table-cell>
        </table:table-row>
        <table:table-row table:style-name="ro2">
          <table:table-cell table:style-name="ce3" office:value-type="string">
            <text:p>06 <text:a xlink:href="http://www.cs.bham.ac.uk/internal/modules/2013/25033.html">25033</text:a> </text:p>
          </table:table-cell>
          <table:table-cell table:style-name="ce8" office:value-type="string" table:number-columns-spanned="5" table:number-rows-spanned="1">
            <text:p>Team Programming</text:p>
          </table:table-cell>
          <table:covered-table-cell table:number-columns-repeated="4"/>
          <table:table-cell table:style-name="ce11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20" office:value-type="string">
            <text:p>  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18159.html">18159</text:a> </text:p>
          </table:table-cell>
          <table:table-cell table:style-name="ce9" office:value-type="string" table:number-columns-spanned="5" table:number-rows-spanned="1">
            <text:p>Project (CompSci - MSc)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2" office:value-type="string">
            <text:p>  </text:p>
          </table:table-cell>
          <table:table-cell table:style-name="ce9"/>
          <table:table-cell table:style-name="ce21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100 credits</text:span> </text:p>
          </table:table-cell>
          <table:covered-table-cell table:number-columns-repeated="5"/>
          <table:table-cell table:number-columns-repeated="7"/>
        </table:table-row>
        <table:table-row table:style-name="ro4">
          <table:table-cell table:style-name="ce5" office:value-type="string" table:number-columns-spanned="6" table:number-rows-spanned="1">
            <text:p>Between 70 and 100 credits chosen from: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15255.html">15255</text:a> </text:p>
          </table:table-cell>
          <table:table-cell table:style-name="ce9" office:value-type="string" table:number-columns-spanned="5" table:number-rows-spanned="1">
            <text:p>Compiler &amp; Languages (Extended)</text:p>
          </table:table-cell>
          <table:covered-table-cell table:number-columns-repeated="4"/>
          <table:table-cell table:style-name="ce13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0008.html">20008</text:a> </text:p>
          </table:table-cell>
          <table:table-cell table:style-name="ce9" office:value-type="string" table:number-columns-spanned="5" table:number-rows-spanned="1">
            <text:p>Cryptography</text:p>
          </table:table-cell>
          <table:covered-table-cell table:number-columns-repeated="4"/>
          <table:table-cell table:style-name="ce14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3856.html">23856</text:a> </text:p>
          </table:table-cell>
          <table:table-cell table:style-name="ce9" office:value-type="string" table:number-columns-spanned="5" table:number-rows-spanned="1">
            <text:p>Evaluation Methods and Statistics</text:p>
          </table:table-cell>
          <table:covered-table-cell table:number-columns-repeated="4"/>
          <table:table-cell table:style-name="ce15" office:value-type="float" office:value="10">
            <text:p>10</text:p>
          </table:table-cell>
          <table:table-cell table:style-name="ce19"/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0233.html">20233</text:a> </text:p>
          </table:table-cell>
          <table:table-cell table:style-name="ce9" office:value-type="string" table:number-columns-spanned="5" table:number-rows-spanned="1">
            <text:p>Intelligent Data Analysis (Extended)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2753.html">22753</text:a> </text:p>
          </table:table-cell>
          <table:table-cell table:style-name="ce9" office:value-type="string" table:number-columns-spanned="5" table:number-rows-spanned="1">
            <text:p>Introduction to Evolutionary Computation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1253.html">21253</text:a> </text:p>
          </table:table-cell>
          <table:table-cell table:style-name="ce9" office:value-type="string" table:number-columns-spanned="5" table:number-rows-spanned="1">
            <text:p>Introduction to Human-Computer Interaction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0236.html">20236</text:a> </text:p>
          </table:table-cell>
          <table:table-cell table:style-name="ce9" office:value-type="string" table:number-columns-spanned="5" table:number-rows-spanned="1">
            <text:p>Machine Learning (Extended)</text:p>
          </table:table-cell>
          <table:covered-table-cell table:number-columns-repeated="4"/>
          <table:table-cell table:style-name="ce15" office:value-type="float" office:value="10">
            <text:p>10</text:p>
          </table:table-cell>
          <table:table-cell table:style-name="ce19"/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6" table:number-rows-spanned="1">
            <text:p>Between 0 and 30 credits chosen from: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02525.html">02525</text:a> </text:p>
          </table:table-cell>
          <table:table-cell table:style-name="ce9" office:value-type="string" table:number-columns-spanned="5" table:number-rows-spanned="1">
            <text:p>Databases 2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02408.html">02408</text:a> </text:p>
          </table:table-cell>
          <table:table-cell table:style-name="ce9" office:value-type="string" table:number-columns-spanned="5" table:number-rows-spanned="1">
            <text:p>Graphics 2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06 <text:a xlink:href="http://www.cs.bham.ac.uk/internal/modules/2013/02552.html">02552</text:a> </text:p>
          </table:table-cell>
          <table:table-cell table:style-name="ce9" office:value-type="string" table:number-columns-spanned="5" table:number-rows-spanned="1">
            <text:p>Principles of Programming Languages</text:p>
          </table:table-cell>
          <table:covered-table-cell table:number-columns-repeated="4"/>
          <table:table-cell table:style-name="ce11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4">
          <table:table-cell table:style-name="ce6"/>
          <table:table-cell table:style-name="ce9"/>
          <table:table-cell table:number-columns-repeated="4"/>
          <table:table-cell table:style-name="ce15"/>
          <table:table-cell table:style-name="ce19"/>
          <table:table-cell table:style-name="ce12"/>
          <table:table-cell table:style-name="ce9" table:number-columns-repeated="2"/>
          <table:table-cell table:number-columns-repeated="2"/>
        </table:table-row>
        <table:table-row table:style-name="ro3">
          <table:table-cell table:style-name="ce7" office:value-type="string" table:number-columns-spanned="6" table:number-rows-spanned="1">
            <text:p/>
            <text:p><text:span text:style-name="T1">Compulsory Modules to a total of 140 credits</text:span> 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21933.html">21933</text:a> </text:p>
          </table:table-cell>
          <table:table-cell table:style-name="ce9" office:value-type="string" table:number-columns-spanned="5" table:number-rows-spanned="1">
            <text:p>Fundamentals: Intro to Computer Science</text:p>
          </table:table-cell>
          <table:covered-table-cell table:number-columns-repeated="4"/>
          <table:table-cell table:style-name="ce11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1921.html">21921</text:a> </text:p>
          </table:table-cell>
          <table:table-cell table:style-name="ce9" office:value-type="string" table:number-columns-spanned="5" table:number-rows-spanned="1">
            <text:p>Fundamentals: Data Structures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1923.html">21923</text:a> </text:p>
          </table:table-cell>
          <table:table-cell table:style-name="ce9" office:value-type="string" table:number-columns-spanned="5" table:number-rows-spanned="1">
            <text:p>Fundamentals: Databases</text:p>
          </table:table-cell>
          <table:covered-table-cell table:number-columns-repeated="4"/>
          <table:table-cell table:style-name="ce11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6255.html">26255</text:a> </text:p>
          </table:table-cell>
          <table:table-cell table:style-name="ce9" office:value-type="string" table:number-columns-spanned="5" table:number-rows-spanned="1">
            <text:p>MSc Operating Systems and Networks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/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40 credits</text:span> 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21936.html">21936</text:a> </text:p>
          </table:table-cell>
          <table:table-cell table:style-name="ce9" office:value-type="string" table:number-columns-spanned="5" table:number-rows-spanned="1">
            <text:p>Fundamentals: Software Engineering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6425.html">26425</text:a> </text:p>
          </table:table-cell>
          <table:table-cell table:style-name="ce9" office:value-type="string" table:number-columns-spanned="5" table:number-rows-spanned="1">
            <text:p>Software Engineering 1</text:p>
          </table:table-cell>
          <table:covered-table-cell table:number-columns-repeated="4"/>
          <table:table-cell table:style-name="ce15" office:value-type="float" office:value="10">
            <text:p>10</text:p>
          </table:table-cell>
          <table:table-cell table:style-name="ce19"/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6426.html">26426</text:a> </text:p>
          </table:table-cell>
          <table:table-cell table:style-name="ce9" office:value-type="string" table:number-columns-spanned="5" table:number-rows-spanned="1">
            <text:p>Software Engineering 2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7"/>
          <table:table-cell table:formula="of:=SUM([.H3:.H27])" office:value-type="float" office:value="70">
            <text:p>70</text:p>
          </table:table-cell>
          <table:table-cell/>
          <table:table-cell table:formula="of:=SUM([.J3:.J27])" office:value-type="float" office:value="50">
            <text:p>50</text:p>
          </table:table-cell>
          <table:table-cell table:formula="of:=SUM([.K3:.K27])" office:value-type="float" office:value="60">
            <text:p>60</text:p>
          </table:table-cell>
          <table:table-cell table:number-columns-repeated="2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ream1" table:style-name="ta1">
        <table:table-column table:style-name="co1" table:default-cell-style-name="ce4"/>
        <table:table-column table:style-name="co2" table:default-cell-style-name="ce9"/>
        <table:table-column table:style-name="co2" table:number-columns-repeated="4" table:default-cell-style-name="Default"/>
        <table:table-column table:style-name="co3" table:default-cell-style-name="ce9"/>
        <table:table-column table:style-name="co2" table:default-cell-style-name="ce9"/>
        <table:table-column table:style-name="co3" table:default-cell-style-name="ce19"/>
        <table:table-column table:style-name="co2" table:number-columns-repeated="2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ce22" office:value-type="string">
            <text:p>Total Credits</text:p>
          </table:table-cell>
        </table:table-row>
        <table:table-row table:style-name="ro1">
          <table:table-cell table:style-name="ce2" office:value-type="string" table:number-columns-spanned="6" table:number-rows-spanned="1">
            <text:p><text:span text:style-name="T1">Compulsory Modules to a total of 8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/>
          <table:table-cell table:style-name="ce22" table:formula="of:=SUM([.H3:.H32] ;[.J3:.J32]; [.K18:.K32])" office:value-type="float" office:value="180">
            <text:p>180</text:p>
          </table:table-cell>
        </table:table-row>
        <table:table-row table:style-name="ro2">
          <table:table-cell table:style-name="ce3" office:value-type="string">
            <text:p>06 <text:a xlink:href="http://www.cs.bham.ac.uk/internal/modules/2013/25033.html">25033</text:a> </text:p>
          </table:table-cell>
          <table:table-cell table:style-name="ce8" office:value-type="string" table:number-columns-spanned="5" table:number-rows-spanned="1">
            <text:p>Team Programming</text:p>
          </table:table-cell>
          <table:covered-table-cell table:number-columns-repeated="4"/>
          <table:table-cell table:style-name="ce23" office:value-type="float" office:value="20">
            <text:p>20</text:p>
          </table:table-cell>
          <table:table-cell table:style-name="ce23"/>
          <table:table-cell table:style-name="ce8" office:value-type="string">
            <text:p>  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18159.html">18159</text:a> </text:p>
          </table:table-cell>
          <table:table-cell office:value-type="string" table:number-columns-spanned="5" table:number-rows-spanned="1">
            <text:p>Project (CompSci - MSc)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table:style-name="ce9" office:value-type="string">
            <text:p>  </text:p>
          </table:table-cell>
          <table:table-cell/>
          <table:table-cell table:style-name="ce19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10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5" office:value-type="string" table:number-columns-spanned="6" table:number-rows-spanned="1">
            <text:p>Between 70 and 10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15255.html">15255</text:a> </text:p>
          </table:table-cell>
          <table:table-cell office:value-type="string" table:number-columns-spanned="5" table:number-rows-spanned="1">
            <text:p>Compiler &amp; Languages (Extended)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3640.html">23640</text:a> </text:p>
          </table:table-cell>
          <table:table-cell office:value-type="string" table:number-columns-spanned="5" table:number-rows-spanned="1">
            <text:p>Networks and Distributed Systems (Extended)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20">
            <text:p>2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6" table:number-rows-spanned="1">
            <text:p>Between 0 and 3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02525.html">02525</text:a> </text:p>
          </table:table-cell>
          <table:table-cell office:value-type="string" table:number-columns-spanned="5" table:number-rows-spanned="1">
            <text:p>Databases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02408.html">02408</text:a> </text:p>
          </table:table-cell>
          <table:table-cell office:value-type="string" table:number-columns-spanned="5" table:number-rows-spanned="1">
            <text:p>Graphics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06 <text:a xlink:href="http://www.cs.bham.ac.uk/internal/modules/2013/02552.html">02552</text:a> </text:p>
          </table:table-cell>
          <table:table-cell office:value-type="string" table:number-columns-spanned="5" table:number-rows-spanned="1">
            <text:p>Principles of Programming Languages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3">
          <table:table-cell table:style-name="ce7" office:value-type="string" table:number-columns-spanned="6" table:number-rows-spanned="1">
            <text:p/>
            <text:p><text:span text:style-name="T1">Compulsory Modules to a total of 14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6">
          <table:table-cell table:style-name="ce3" office:value-type="string">
            <text:p>06 <text:a xlink:href="http://www.cs.bham.ac.uk/internal/modules/2013/26260.html">26260</text:a> </text:p>
          </table:table-cell>
          <table:table-cell table:style-name="ce8" office:value-type="string" table:number-columns-spanned="5" table:number-rows-spanned="1">
            <text:p>MSc Software Workshop 1</text:p>
          </table:table-cell>
          <table:covered-table-cell table:number-columns-repeated="4"/>
          <table:table-cell table:style-name="ce23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8" office:value-type="string">
            <text:p>  </text:p>
          </table:table-cell>
          <table:table-cell table:style-name="ce8" table:number-columns-repeated="2"/>
          <table:table-cell table:number-columns-repeated="2"/>
        </table:table-row>
        <table:table-row table:style-name="ro6">
          <table:table-cell office:value-type="string">
            <text:p>06 <text:a xlink:href="http://www.cs.bham.ac.uk/internal/modules/2013/26261.html">26261</text:a> </text:p>
          </table:table-cell>
          <table:table-cell office:value-type="string" table:number-columns-spanned="5" table:number-rows-spanned="1">
            <text:p>MSc Software Workshop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number-columns-repeated="3"/>
        </table:table-row>
        <table:table-row table:style-name="ro6">
          <table:table-cell office:value-type="string">
            <text:p>06 <text:a xlink:href="http://www.cs.bham.ac.uk/internal/modules/2013/21933.html">21933</text:a> </text:p>
          </table:table-cell>
          <table:table-cell office:value-type="string" table:number-columns-spanned="5" table:number-rows-spanned="1">
            <text:p>Fundamentals: Intro to Computer Science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4"/>
        </table:table-row>
        <table:table-row table:style-name="ro6">
          <table:table-cell office:value-type="string">
            <text:p>06 <text:a xlink:href="http://www.cs.bham.ac.uk/internal/modules/2013/21921.html">21921</text:a> </text:p>
          </table:table-cell>
          <table:table-cell office:value-type="string" table:number-columns-spanned="5" table:number-rows-spanned="1">
            <text:p>Fundamentals: Data Structures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number-columns-repeated="3"/>
        </table:table-row>
        <table:table-row table:style-name="ro6">
          <table:table-cell office:value-type="string">
            <text:p>06 <text:a xlink:href="http://www.cs.bham.ac.uk/internal/modules/2013/21923.html">21923</text:a> </text:p>
          </table:table-cell>
          <table:table-cell office:value-type="string" table:number-columns-spanned="5" table:number-rows-spanned="1">
            <text:p>Fundamentals: Databases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4"/>
        </table:table-row>
        <table:table-row table:style-name="ro6">
          <table:table-cell office:value-type="string">
            <text:p>06 <text:a xlink:href="http://www.cs.bham.ac.uk/internal/modules/2013/26255.html">26255</text:a> </text:p>
          </table:table-cell>
          <table:table-cell office:value-type="string" table:number-columns-spanned="5" table:number-rows-spanned="1">
            <text:p>MSc Operating Systems and Networks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number-columns-repeated="3"/>
        </table:table-row>
        <table:table-row table:style-name="ro6">
          <table:table-cell office:value-type="string">
            <text:p>06 <text:a xlink:href="http://www.cs.bham.ac.uk/internal/modules/2013/06997.html">06997</text:a> </text:p>
          </table:table-cell>
          <table:table-cell office:value-type="string" table:number-columns-spanned="5" table:number-rows-spanned="1">
            <text:p>Project - Conversion MSc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table:style-name="ce9" office:value-type="string">
            <text:p>  </text:p>
          </table:table-cell>
          <table:table-cell/>
          <table:table-cell table:style-name="ce21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4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5" office:value-type="string" table:number-columns-spanned="6" table:number-rows-spanned="1">
            <text:p>Between 10 and 2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6">
          <table:table-cell office:value-type="string">
            <text:p>06 <text:a xlink:href="http://www.cs.bham.ac.uk/internal/modules/2013/21936.html">21936</text:a> </text:p>
          </table:table-cell>
          <table:table-cell office:value-type="string" table:number-columns-spanned="5" table:number-rows-spanned="1">
            <text:p>Fundamentals: Software Engineering<text:a xlink:href="http://www.cs.bham.ac.uk/internal/programmes/2013/MScCSa.html#Note%201"> [Note 1]</text:a>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6425.html">26425</text:a> </text:p>
          </table:table-cell>
          <table:table-cell office:value-type="string" table:number-columns-spanned="5" table:number-rows-spanned="1">
            <text:p>Software Engineering 1<text:a xlink:href="http://www.cs.bham.ac.uk/internal/programmes/2013/MScCSa.html#Note%201"> [Note 1]</text:a>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6426.html">26426</text:a> </text:p>
          </table:table-cell>
          <table:table-cell office:value-type="string" table:number-columns-spanned="5" table:number-rows-spanned="1">
            <text:p>Software Engineering 2<text:a xlink:href="http://www.cs.bham.ac.uk/internal/programmes/2013/MScCSa.html#Note%201"> [Note 1]</text:a>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6" table:number-rows-spanned="1">
            <text:p>Between 20 and 3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6">
          <table:table-cell office:value-type="string">
            <text:p>06 <text:a xlink:href="http://www.cs.bham.ac.uk/internal/modules/2013/21253.html">21253</text:a> </text:p>
          </table:table-cell>
          <table:table-cell office:value-type="string" table:number-columns-spanned="5" table:number-rows-spanned="1">
            <text:p>Introduction to Human-Computer Interaction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office:value-type="string">
            <text:p>  </text:p>
          </table:table-cell>
          <table:table-cell table:number-columns-repeated="2"/>
        </table:table-row>
        <table:table-row table:style-name="ro6">
          <table:table-cell office:value-type="string">
            <text:p>06 <text:a xlink:href="http://www.cs.bham.ac.uk/internal/modules/2013/20008.html">20008</text:a> </text:p>
          </table:table-cell>
          <table:table-cell office:value-type="string" table:number-columns-spanned="5" table:number-rows-spanned="1">
            <text:p>Cryptography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3856.html">23856</text:a> </text:p>
          </table:table-cell>
          <table:table-cell office:value-type="string" table:number-columns-spanned="5" table:number-rows-spanned="1">
            <text:p>Evaluation Methods and Statistics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6">
          <table:table-cell office:value-type="string">
            <text:p>06 <text:a xlink:href="http://www.cs.bham.ac.uk/internal/modules/2013/20233.html">20233</text:a> </text:p>
          </table:table-cell>
          <table:table-cell office:value-type="string" table:number-columns-spanned="5" table:number-rows-spanned="1">
            <text:p>Intelligent Data Analysis (Extended)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6">
          <table:table-cell office:value-type="string">
            <text:p>06 <text:a xlink:href="http://www.cs.bham.ac.uk/internal/modules/2013/22753.html">22753</text:a> </text:p>
          </table:table-cell>
          <table:table-cell office:value-type="string" table:number-columns-spanned="5" table:number-rows-spanned="1">
            <text:p>Introduction to Evolutionary Computation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06 <text:a xlink:href="http://www.cs.bham.ac.uk/internal/modules/2013/20236.html">20236</text:a> </text:p>
          </table:table-cell>
          <table:table-cell office:value-type="string" table:number-columns-spanned="5" table:number-rows-spanned="1">
            <text:p>Machine Learning (Extended)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12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Wainwright</meta:initial-creator>
    <meta:creation-date>2013-10-03T11:35:55</meta:creation-date>
    <dc:date>2013-10-03T12:12:51</dc:date>
    <dc:creator>Joshua Wainwright</dc:creator>
    <meta:editing-duration>PT36M56S</meta:editing-duration>
    <meta:editing-cycles>2</meta:editing-cycles>
    <meta:generator>LibreOffice/3.4$Unix LibreOffice_project/340m1$Build-302</meta:generator>
    <meta:document-statistic meta:table-count="2" meta:cell-count="240" meta:object-count="0"/>
  </office:meta>
</office:document-meta>
</file>